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200%" fo:text-align="start" style:justify-single-word="false" fo:text-indent="0.2598in" style:auto-text-indent="false" style:writing-mode="page"/>
      <style:text-properties officeooo:rsid="00215cf2" officeooo:paragraph-rsid="00215cf2"/>
    </style:style>
    <style:style style:name="P2" style:family="paragraph" style:parent-style-name="Standard">
      <style:paragraph-properties fo:margin-left="0in" fo:margin-right="0in" fo:margin-top="0in" fo:margin-bottom="0in" loext:contextual-spacing="false" fo:line-height="200%" fo:text-align="start" style:justify-single-word="false" fo:text-indent="0.2598in" style:auto-text-indent="false" style:writing-mode="page"/>
      <style:text-properties officeooo:rsid="00215cf2" officeooo:paragraph-rsid="0022a569"/>
    </style:style>
    <style:style style:name="P3" style:family="paragraph" style:parent-style-name="Standard">
      <style:paragraph-properties fo:margin-left="0in" fo:margin-right="0in" fo:margin-top="0in" fo:margin-bottom="0in" loext:contextual-spacing="false" fo:line-height="200%" fo:text-align="start" style:justify-single-word="false" fo:text-indent="0.2598in" style:auto-text-indent="false" style:writing-mode="page"/>
      <style:text-properties officeooo:rsid="00215cf2" officeooo:paragraph-rsid="0023aab9"/>
    </style:style>
    <style:style style:name="P4" style:family="paragraph" style:parent-style-name="Standard">
      <style:paragraph-properties fo:margin-left="0in" fo:margin-right="0in" fo:margin-top="0in" fo:margin-bottom="0in" loext:contextual-spacing="false" fo:line-height="200%" fo:text-align="start" style:justify-single-word="false" fo:text-indent="0.2598in" style:auto-text-indent="false" style:writing-mode="page"/>
      <style:text-properties officeooo:rsid="001553f2" officeooo:paragraph-rsid="001553f2"/>
    </style:style>
    <style:style style:name="P5" style:family="paragraph" style:parent-style-name="Standard">
      <style:paragraph-properties fo:margin-left="0in" fo:margin-right="0in" fo:margin-top="0in" fo:margin-bottom="0in" loext:contextual-spacing="false" fo:line-height="200%" fo:text-align="start" style:justify-single-word="false" fo:text-indent="0.2598in" style:auto-text-indent="false" style:writing-mode="page"/>
      <style:text-properties fo:color="#000000" officeooo:rsid="001d299d" officeooo:paragraph-rsid="00249a8a"/>
    </style:style>
    <style:style style:name="P6" style:family="paragraph" style:parent-style-name="Standard">
      <style:paragraph-properties fo:margin-left="0in" fo:margin-right="0in" fo:margin-top="0in" fo:margin-bottom="0in" loext:contextual-spacing="false" fo:line-height="200%" fo:text-align="start" style:justify-single-word="false" fo:text-indent="0.2598in" style:auto-text-indent="false" style:writing-mode="page"/>
      <style:text-properties officeooo:rsid="001833fa" officeooo:paragraph-rsid="001b3d4d"/>
    </style:style>
    <style:style style:name="P7" style:family="paragraph" style:parent-style-name="Standard">
      <style:paragraph-properties fo:margin-left="0in" fo:margin-right="0in" fo:margin-top="0in" fo:margin-bottom="0in" loext:contextual-spacing="false" fo:line-height="200%" fo:text-align="start" style:justify-single-word="false" fo:text-indent="0.2598in" style:auto-text-indent="false" style:writing-mode="page"/>
    </style:style>
    <style:style style:name="P8" style:family="paragraph" style:parent-style-name="Standard">
      <style:paragraph-properties fo:margin-left="0in" fo:margin-right="0in" fo:margin-top="0in" fo:margin-bottom="0in" loext:contextual-spacing="false" fo:line-height="200%" fo:text-align="start" style:justify-single-word="false" fo:text-indent="0.2598in" style:auto-text-indent="false" style:writing-mode="page"/>
      <style:text-properties officeooo:paragraph-rsid="0023aab9"/>
    </style:style>
    <style:style style:name="P9" style:family="paragraph" style:parent-style-name="Standard">
      <style:paragraph-properties fo:margin-left="0in" fo:margin-right="0in" fo:margin-top="0in" fo:margin-bottom="0in" loext:contextual-spacing="false" fo:line-height="200%" fo:text-align="start" style:justify-single-word="false" fo:text-indent="0.2598in" style:auto-text-indent="false" style:writing-mode="page"/>
      <style:text-properties style:font-name="Liberation Serif1" fo:font-size="12pt" fo:font-weight="normal" officeooo:rsid="00166029" officeooo:paragraph-rsid="001b3d4d" style:font-size-asian="12pt" style:font-weight-asian="normal" style:font-size-complex="12pt" style:font-weight-complex="normal"/>
    </style:style>
    <style:style style:name="P10" style:family="paragraph" style:parent-style-name="Standard">
      <style:paragraph-properties fo:margin-left="0in" fo:margin-right="0in" fo:margin-top="0in" fo:margin-bottom="0in" loext:contextual-spacing="false" fo:line-height="200%" fo:text-align="start" style:justify-single-word="false" fo:text-indent="0in" style:auto-text-indent="false" style:writing-mode="page"/>
      <style:text-properties fo:color="#000000" officeooo:rsid="001d299d" officeooo:paragraph-rsid="00249a8a"/>
    </style:style>
    <style:style style:name="P11" style:family="paragraph" style:parent-style-name="Text_20_body">
      <style:paragraph-properties fo:margin-left="0in" fo:margin-right="0in" fo:margin-top="0in" fo:margin-bottom="0in" loext:contextual-spacing="false" fo:line-height="100%" fo:text-align="start" style:justify-single-word="false" fo:text-indent="0.2598in" style:auto-text-indent="false" style:writing-mode="page"/>
      <style:text-properties officeooo:rsid="001553f2" officeooo:paragraph-rsid="001553f2"/>
    </style:style>
    <style:style style:name="P12" style:family="paragraph" style:parent-style-name="Text_20_body">
      <style:paragraph-properties fo:margin-left="0in" fo:margin-right="0in" fo:margin-top="0in" fo:margin-bottom="0in" loext:contextual-spacing="false" fo:line-height="200%" fo:text-align="start" style:justify-single-word="false" fo:text-indent="0.2598in" style:auto-text-indent="false" style:writing-mode="page"/>
      <style:text-properties officeooo:rsid="001553f2" officeooo:paragraph-rsid="001c355f"/>
    </style:style>
    <style:style style:name="P13" style:family="paragraph" style:parent-style-name="Text_20_body">
      <style:paragraph-properties fo:margin-left="0in" fo:margin-right="0in" fo:margin-top="0in" fo:margin-bottom="0in" loext:contextual-spacing="false" fo:line-height="200%" fo:text-align="start" style:justify-single-word="false" fo:text-indent="0.2598in" style:auto-text-indent="false" style:writing-mode="page"/>
      <style:text-properties fo:font-weight="bold" officeooo:rsid="001553f2" officeooo:paragraph-rsid="001553f2" style:font-weight-asian="bold" style:font-weight-complex="bold"/>
    </style:style>
    <style:style style:name="P14" style:family="paragraph" style:parent-style-name="Text_20_body">
      <style:paragraph-properties fo:margin-left="0in" fo:margin-right="0in" fo:margin-top="0in" fo:margin-bottom="0in" loext:contextual-spacing="false" fo:line-height="200%" fo:text-align="start" style:justify-single-word="false" fo:text-indent="0.2598in" style:auto-text-indent="false" style:writing-mode="page"/>
      <style:text-properties fo:font-weight="bold" officeooo:rsid="001b3d4d" officeooo:paragraph-rsid="001b3d4d" style:font-weight-asian="bold" style:font-weight-complex="bold"/>
    </style:style>
    <style:style style:name="P15" style:family="paragraph" style:parent-style-name="Text_20_body">
      <style:paragraph-properties fo:margin-left="0in" fo:margin-right="0in" fo:margin-top="0in" fo:margin-bottom="0in" loext:contextual-spacing="false" fo:line-height="200%" fo:text-align="start" style:justify-single-word="false" fo:text-indent="0.2598in" style:auto-text-indent="false" style:writing-mode="page"/>
      <style:text-properties fo:font-size="12pt" fo:font-weight="normal" officeooo:rsid="00166029" officeooo:paragraph-rsid="001b3d4d" style:font-size-asian="12pt" style:font-weight-asian="normal" style:font-size-complex="12pt" style:font-weight-complex="normal"/>
    </style:style>
    <style:style style:name="P16" style:family="paragraph" style:parent-style-name="Text_20_body">
      <style:paragraph-properties fo:margin-left="0in" fo:margin-right="0in" fo:margin-top="0in" fo:margin-bottom="0in" loext:contextual-spacing="false" fo:line-height="200%" fo:text-align="start" style:justify-single-word="false" fo:text-indent="0.2598in" style:auto-text-indent="false" style:writing-mode="page"/>
      <style:text-properties officeooo:rsid="00158c20" officeooo:paragraph-rsid="001b3d4d"/>
    </style:style>
    <style:style style:name="P17" style:family="paragraph" style:parent-style-name="Text_20_body">
      <style:paragraph-properties fo:margin-left="0in" fo:margin-right="0in" fo:margin-top="0in" fo:margin-bottom="0in" loext:contextual-spacing="false" fo:line-height="200%" fo:text-align="start" style:justify-single-word="false" fo:text-indent="0.2598in" style:auto-text-indent="false" style:writing-mode="page"/>
      <style:text-properties officeooo:rsid="001833fa" officeooo:paragraph-rsid="001b3d4d"/>
    </style:style>
    <style:style style:name="P18" style:family="paragraph" style:parent-style-name="Text_20_body">
      <style:paragraph-properties fo:margin-left="0in" fo:margin-right="0in" fo:margin-top="0in" fo:margin-bottom="0in" loext:contextual-spacing="false" fo:line-height="200%" fo:text-align="start" style:justify-single-word="false" fo:text-indent="0.2598in" style:auto-text-indent="false" style:writing-mode="page"/>
      <style:text-properties officeooo:rsid="0019fdb2" officeooo:paragraph-rsid="0025d6bc"/>
    </style:style>
    <style:style style:name="T1" style:family="text">
      <style:text-properties officeooo:rsid="00158c20"/>
    </style:style>
    <style:style style:name="T2" style:family="text">
      <style:text-properties officeooo:rsid="001833fa"/>
    </style:style>
    <style:style style:name="T3" style:family="text">
      <style:text-properties officeooo:rsid="0018ceb7"/>
    </style:style>
    <style:style style:name="T4" style:family="text">
      <style:text-properties fo:font-style="italic"/>
    </style:style>
    <style:style style:name="T5" style:family="text">
      <style:text-properties fo:font-style="italic" officeooo:rsid="0018ceb7" style:font-style-asian="italic" style:font-style-complex="italic"/>
    </style:style>
    <style:style style:name="T6" style:family="text">
      <style:text-properties fo:font-style="italic" officeooo:rsid="0020a93f" style:font-style-asian="italic" style:font-style-complex="italic"/>
    </style:style>
    <style:style style:name="T7" style:family="text">
      <style:text-properties fo:font-style="italic" officeooo:rsid="0020f1c6" style:font-style-asian="italic" style:font-style-complex="italic"/>
    </style:style>
    <style:style style:name="T8" style:family="text">
      <style:text-properties officeooo:rsid="0019fdb2"/>
    </style:style>
    <style:style style:name="T9" style:family="text">
      <style:text-properties fo:color="#800000" officeooo:rsid="001c355f"/>
    </style:style>
    <style:style style:name="T10" style:family="text">
      <style:text-properties style:font-name="Liberation Serif1"/>
    </style:style>
    <style:style style:name="T11" style:family="text">
      <style:text-properties style:font-name="Liberation Serif1" fo:font-size="12pt" style:font-size-asian="12pt" style:font-size-complex="12pt"/>
    </style:style>
    <style:style style:name="T12" style:family="text">
      <style:text-properties style:font-name="Liberation Serif1" fo:font-size="12pt" officeooo:rsid="00166029" style:font-size-asian="12pt" style:font-size-complex="12pt"/>
    </style:style>
    <style:style style:name="T13" style:family="text">
      <style:text-properties style:font-name="Liberation Serif1" fo:font-size="12pt" officeooo:rsid="001c355f" style:font-size-asian="12pt" style:font-size-complex="12pt"/>
    </style:style>
    <style:style style:name="T14" style:family="text">
      <style:text-properties style:font-name="Liberation Serif1" fo:font-size="12pt" officeooo:rsid="001b3d4d" style:font-size-asian="12pt" style:font-size-complex="12pt"/>
    </style:style>
    <style:style style:name="T15" style:family="text">
      <style:text-properties style:font-name="Liberation Serif1" fo:font-size="12pt" officeooo:rsid="0023aab9" style:font-size-asian="12pt" style:font-size-complex="12pt"/>
    </style:style>
    <style:style style:name="T16" style:family="text">
      <style:text-properties style:font-name="Liberation Serif1" fo:font-size="12pt" officeooo:rsid="00249a8a" style:font-size-asian="12pt" style:font-size-complex="12pt"/>
    </style:style>
    <style:style style:name="T17" style:family="text">
      <style:text-properties fo:font-size="12pt" style:font-size-asian="12pt" style:font-size-complex="12pt"/>
    </style:style>
    <style:style style:name="T18" style:family="text">
      <style:text-properties fo:font-size="12pt" officeooo:rsid="00249a8a" style:font-size-asian="12pt" style:font-size-complex="12pt"/>
    </style:style>
    <style:style style:name="T19" style:family="text">
      <style:text-properties fo:font-size="12pt" officeooo:rsid="00158c20" style:font-size-asian="12pt" style:font-size-complex="12pt"/>
    </style:style>
    <style:style style:name="T20" style:family="text">
      <style:text-properties fo:font-size="12pt" officeooo:rsid="0025d6bc" style:font-size-asian="12pt" style:font-size-complex="12pt"/>
    </style:style>
    <style:style style:name="T21" style:family="text">
      <style:text-properties officeooo:rsid="0020a93f"/>
    </style:style>
    <style:style style:name="T22" style:family="text">
      <style:text-properties fo:font-style="normal" style:font-style-asian="normal" style:font-style-complex="normal"/>
    </style:style>
    <style:style style:name="T23" style:family="text">
      <style:text-properties fo:font-style="normal" officeooo:rsid="0020a93f" style:font-style-asian="normal" style:font-style-complex="normal"/>
    </style:style>
    <style:style style:name="T24" style:family="text">
      <style:text-properties fo:font-style="normal" officeooo:rsid="0020f1c6" style:font-style-asian="normal" style:font-style-complex="normal"/>
    </style:style>
    <style:style style:name="T25" style:family="text">
      <style:text-properties officeooo:rsid="0020f1c6"/>
    </style:style>
    <style:style style:name="T26" style:family="text">
      <style:text-properties officeooo:rsid="0021b822"/>
    </style:style>
    <style:style style:name="T27" style:family="text">
      <style:text-properties officeooo:rsid="0022a569"/>
    </style:style>
    <style:style style:name="T28" style:family="text">
      <style:text-properties officeooo:rsid="0023aab9"/>
    </style:style>
    <style:style style:name="T29" style:family="text">
      <style:text-properties officeooo:rsid="00249a8a"/>
    </style:style>
    <style:style style:name="T30" style:family="text">
      <style:text-properties officeooo:rsid="0025d6b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Joshua Reed</text:p>
      <text:p text:style-name="P11">Being and Knowing</text:p>
      <text:p text:style-name="P11">Sprint, 2017</text:p>
      <text:p text:style-name="P11"/>
      <text:p text:style-name="P13">Parfit’s Bundle Theory</text:p>
      <text:p text:style-name="P12"><text:span text:style-name="T21">What are </text:span><text:span text:style-name="T6">you</text:span><text:span text:style-name="T23">? Are you something magical and immutable</text:span><text:span text:style-name="T24">? Do you have a </text:span><text:span text:style-name="T7">soul</text:span><text:span text:style-name="T24">? Many may not realize it, but the way we view ourselves in practicality does seem to fit the description of having some sort of Ego that is driving the whole vehicle. Unfortunately for those of us believing we’re one connected soulful whole, there seems to be much evidence to the contrary.</text:span><text:span text:style-name="T7"> </text:span><text:span text:style-name="T22">Parfit’s</text:span> Bundle Theory of personal identity is <text:span text:style-name="T25">a prudent theory in light of modern discoveries and careful thought experiments, and it should displace Egoist views.</text:span></text:p>
      <text:p text:style-name="P1">To start, we must review how Parfits Bundle theory, and the Ego theory differ. In Parfit’s bundle theory, he submits that there isn’t such a thing as personal identity over time. A person is a collection of parts, and this person’s continued existence is due to a continual experience of causal events. </text:p>
      <text:p text:style-name="P4">Ego Theor<text:span text:style-name="T3">y is the idea that a person is a continued being experiencing events over time. This person or Ego is the </text:span><text:span text:style-name="T5">only</text:span><text:span text:style-name="T3"> this person, and this singular person may have many experiences at one time. </text:span></text:p>
      <text:p text:style-name="P1">Derek’s <text:span text:style-name="T26">article Divided Minds and the Nature of Persons b</text:span><text:span text:style-name="T22">egins the consideration of Bundle theory by explaining a peculiar medical case. That of patients with two brains!</text:span></text:p>
      <text:p text:style-name="P2"><text:span text:style-name="T26">While this may seem a crazy mutation, the actual case is that an otherwise normal person with severe seizures undergoes a corpus callosotomy. This procedure severs the corpus callosum to some degree. The corpus callosum is the actual connection between the two hemispheres of the brain. This is done because these patients have a sort of signal ‘storm’ between the hemispheres causing seizures otherwise. The sort of slang for these cases is split-brain, which makes perfect sense as the two hemispheres are no longer connected. </text:span></text:p>
      <text:p text:style-name="P2"><text:span text:style-name="T26"><text:s text:c="3"/>In Divided Minds, Derek explores, who or what these people are. Are there two people inside of these patients? There seems to be two theories, and one that is much more supported by evidence. The </text:span><text:soft-page-break/><text:span text:style-name="T26">first and gut reaction of many people is that there are now two conciousnesses inside this one person. The second idea is that there is simply a dominant and sub-dominant hemisphere that cannot communicate in the way they used to. This second theory is the one that is more supported by evidence. </text:span></text:p>
      <text:p text:style-name="P3"><text:span text:style-name="T27">One example Derek uses is a sort of blinded color test. A split brain patient is shown a screen in each eye, but with the screen the left eye is seeing blocked from the right and vise versa. A color is then shown on the screen along with two questions. How many colors do you see? To which the patient responds one. What color do you see? In each case, the answer is written with a different hand. The answer was two different colors. This is a remarkable outcome! The test given to a normal person would have resulted in two—blue and red. Yet, there still isn’t two people inside of these patients. </text:span></text:p>
      <text:p text:style-name="P3"><text:span text:style-name="T28">Of further interest is another test performed wherein a split brain patient is shown an image of fruit or flowers used to create a face. In this test, the patient was shown the same images, but had to view it with different eyes. Because one part of our brains are better at speech, and another performs tasks like facial recognition, the patients either saw faces, or saw fruit depending on the eye used. <text:s/></text:span></text:p>
      <text:p text:style-name="P3"><text:span text:style-name="T26"><text:s text:c="2"/>Instead of being two people with contention over what to do with this one body, these patients simply learned to communicate between the hemespheres externally to their minds using language, hand signalling, and in some cases drawing. This clearly shows us to be nothing more than a combination of our parts. We are our brains! </text:span></text:p>
      <text:p text:style-name="P8"><text:span text:style-name="T26">As further evidence of this, we review </text:span><text:span text:style-name="T13">the now infamous case of Phineas Gage. </text:span><text:span text:style-name="T15">Gage’s</text:span><text:span text:style-name="T13"> frontal lobe was pierced by a metal rod, and he survived! </text:span><text:span text:style-name="T12">“In 1848, Mr. Phineas Gage suffered destruction of his left frontal lobe in a unique fashion: passage of a metal rod </text:span><text:span text:style-name="T11">through his head after a freak explosion.” </text:span><text:span text:style-name="T12">“Gage applied to regain his former job as foreman, </text:span><text:span text:style-name="T11">but his contractors, who regarded him as the most efficient and capable foreman in their employ previous to his injury, considered the change in his mind so marked that they could not give him his place again.” </text:span><text:span text:style-name="T14">(Barker)</text:span></text:p>
      <text:p text:style-name="P8"><text:soft-page-break/><text:span text:style-name="T15">This is quite remarkable as in one case, a man had his two hemispheres sepearted and in the other, a man had a hemisphere heavily damaged, and in both cases they were themselves, but with some side effects. In the split brain case, there were clearly two hemispheres experiencing sensation, but one whole person reacting mostly normally, and in Gage’s case, </text:span><text:span text:style-name="T16">his frontal lobe was damaged, which has been shown to be a part of the brain that deals with impulse control. He then was still Gage, but without the ability to be responsible in the way he was before.</text:span></text:p>
      <text:p text:style-name="P5"><text:span text:style-name="T29">As further thoughts, </text:span>Daniel Dennet writes about a scenario in which his body and mind are physically separated but electronically connected. In this thought experiment, a ‘computer backup’ of his mind is created such that it makes the exact same decisions as his mind would. Then, a switch is implemented such that he can switch which mind is actually controlling his body at any one point in time, but the sensory input is always the same. <text:span text:style-name="T29">Neither brain knows what’s in control at this point, so who then is Dennet? In this case, it would seems he’s both minds. </text:span></text:p>
      <text:p text:style-name="P10"><text:tab/><text:span text:style-name="T29">Another famous though experiment involves a transporter. In this case, a person teleports every day of his life, completely unaware of the actual processes in place. What is actually happening is that the teleporter copies him atom for atom at the destination, and burns his atoms at his original location. One day something goes wrong, and he doesn’t get burned up. Before this he never flinched to be burned up, but now there’s seemingly two of him. It seems quite disconcerting to be burnt up in this situation, and the question arises, who or what is this traveler? As his friends have known him, he’s the copy of a copy of a copy, but nobody including himself ever even noticed this. This is yet another example of where we have an attachement to some Ego, but before the realization, what defined this man was simply continuity. This shows the seemingly uncomfortable relationship we all have instinctively against Bundle theory, but it doesn’t have any bearing on the correctness of the theory. </text:span></text:p>
      <text:p text:style-name="P18"><text:span text:style-name="T20">The teleporter example is also not that far off from reality because we are constantly replacing our atoms and molecules anyway. For example, we may see a picture of our grandfather as a boy. We would </text:span><text:soft-page-break/><text:span text:style-name="T20">all still say that’s my grandfather, but is it him? I mean most if not all of his atoms have been replaced since that photo was taken. It really seems that we are a collection of parts held together as a person through continuity. </text:span></text:p>
      <text:p text:style-name="P18"><text:span text:style-name="T18">St</text:span><text:span text:style-name="T17">ill bundle theory doesn’t seem to satisfying in regards to many basic questions </text:span><text:span text:style-name="T20">like ‘W</text:span><text:span text:style-name="T19">ho are you?’ </text:span><text:span text:style-name="T20">And, w</text:span><text:span text:style-name="T19">here do things li</text:span><text:span text:style-name="T1">ke guilt and commitment fall when you’re not the same person day to day? Of course using the continuity as a framework of what defines a person solves many of these issues. </text:span></text:p>
      <text:p text:style-name="P18"><text:span text:style-name="T30">Ego theory may seem more natural to us at first, but it’s clear that bundle theory is where the rubber meets the road. We clearly are our brains, and when we split our brains, we aren’t suddenly two people. When we nearly destroy one half of our brains we’re still us, though maybe less capable, and when we completely replace our substance as in the teleporter, we are still considered us even by ourselves when we don’t realize we’re replacing our substance.</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span text:style-name="T30"><text:s/></text:span></text:p>
      <text:p text:style-name="P14">Resources</text:p>
      <text:p text:style-name="P6">“Dennett-WhereAmI - Dennett-WhereAmI.pdf.” Web. 6 May 2017. </text:p>
      <text:p text:style-name="P7">Norton, David Fate. <text:span text:style-name="T4">David Hume, 1 Texts</text:span>. Oxford University Press, UK, 2007. <text:s/>Clarendon Hume Edition Series.</text:p>
      <text:p text:style-name="P7">Parfit, Derek. “Personal Identity and Rationality.” <text:span text:style-name="T4">Synthese</text:span> 53.2 (1982): 227–241. Print.</text:p>
      <text:p text:style-name="P7">“PHINEAS AMONG THE PHRENOLOGISTS - THE AMERICAN CROWBAR CASE AND NINETEENTH-CENTURY THEORIES OF CEREBRAL LOCALIZATION - Oregon State University.” N.p., n.d. Web. 6 May 2017.</text:p>
      <text:p text:style-name="P7">“ProQuest Ebook Central Reader.” N.p., n.d. Web. 6 May 2017.</text:p>
      <text:p text:style-name="P7">psyOneline100. <text:span text:style-name="T4">Severed Corpus Callosum pt_1</text:span>. N.p., 2009. Film.</text:p>
      <text:p text:style-name="P7">“Split Brains.” <text:span text:style-name="T4">Psychology Today</text:span>. N.p., n.d. Web. 6 May 2017.</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5T17:00:38.295788739</meta:creation-date>
    <dc:date>2017-06-10T11:51:05.038814007</dc:date>
    <meta:editing-duration>PT25M42S</meta:editing-duration>
    <meta:editing-cycles>5</meta:editing-cycles>
    <meta:generator>LibreOffice/5.3.3.2$Linux_X86_64 LibreOffice_project/30m0$Build-2</meta:generator>
    <meta:document-statistic meta:table-count="0" meta:image-count="0" meta:object-count="0" meta:page-count="5" meta:paragraph-count="29" meta:word-count="1404" meta:character-count="8133" meta:non-whitespace-character-count="6738"/>
  </office:meta>
</office:document-meta>
</file>